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200%" style:register-true="true"/>
    </style:style>
    <style:style style:name="P2" style:family="paragraph" style:parent-style-name="Text_20_body">
      <style:paragraph-properties fo:margin-top="0in" fo:margin-bottom="0in" fo:line-height="200%" fo:text-align="center" style:justify-single-word="false" style:register-true="true" style:writing-mode="lr-tb"/>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3" style:family="paragraph" style:parent-style-name="Text_20_body">
      <style:paragraph-properties fo:margin-top="0in" fo:margin-bottom="0in" fo:line-height="200%" style:register-true="true" style:writing-mode="lr-tb"/>
    </style:style>
    <style:style style:name="P4" style:family="paragraph" style:parent-style-name="Text_20_body">
      <style:paragraph-properties fo:margin-left="0in" fo:margin-right="0in" fo:margin-top="0in" fo:margin-bottom="0in" fo:line-height="200%" style:register-true="true" fo:text-indent="0in" style:auto-text-indent="false" style:writing-mode="lr-tb"/>
    </style:style>
    <style:style style:name="T1" style:family="text">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T2" style:family="text">
      <style:text-properties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a76408fc-ea6b-458c-0cdf-6607a2c48c6c"/>Is Our Privacy Really Private</text:p>
      <text:p text:style-name="P3"><text:span text:style-name="T1"><text:tab/>We like to believe that our homes and property are protected by the Fourth Amendment.  Indeed, we depend upon that.  In reality, while we are going about our daily lives, the government may be invading our privacy by “bending” the interpretation of our rights.  Without a warrant, the government should not be allowed to encroach upon our Fourth Amendment rights.  </text:span></text:p>
      <text:p text:style-name="P3"><text:span text:style-name="T1"><text:tab/>Our cell phones are our private property. The data and applications contained within are our property, as well.  Hence, the government should not be allowed to access or use those applications with the express purpose of monitoring our whereabouts without a warrant.  As Justice Brandeis stated, “... every unjustifiable intrusion by the government upon the privacy of the individual, whatever the means employed, must be deemed a violation of the Fourth Amendment.”  If we allow those in power to twist the amendments on some things, where do we draw the line?  How many times do we allow officials to contort the wording to suit their purposes before the integrity of the amendment is completely lost?  After all, if the government needs to know our location, we should be made aware of this.  Allowing officials to monitor us without a warrant opens us up to potential danger to our persons.  If no search warrant has to be issued for such an action, then corrupt officials could potentially follow anyone and perhaps harm that person. Therefore, protecting our privacy regarding our cell phones ultimately protects us.  </text:span></text:p>
      <text:p text:style-name="P4"><text:span text:style-name="T1"><text:tab/>Protecting us by safeguarding the property around our homes is also essential to our safety.  Using drones to record activities that occur on private property without a warrant is an invasion of our Fourth Amendment rights.  Furthermore, this action makes us vulnerable to scrutiny of what we do in our spare time, objects that we deem important, and faulty interpretation of what is discovered on our premises.  Justice Potter Stewart said, “... what [people] seek to preserve as private, even in an area accessible to the public, may be constitutionally protected.”  Furthermore, Justice Brandeis wrote, <text:s/>“Ways may some day be developed by which the government, without removing papers from secret drawers, can reproduce them in court, and by which it will be enabled to expose to a jury the most </text:span><text:soft-page-break/><text:span text:style-name="T1">intimate occurrences in the home.”  What drones may find on our private property could be unjustly used against us and cause us to be wrongly accused of a crime.  Should this occur, we could potentially lose an inordinate number of years in prison trying prove our innocence because of unwarranted prying and unlawful searching.  </text:span></text:p>
      <text:p text:style-name="P1"><text:span text:style-name="T1"><text:tab/>Regardless of how officials spin their reasons for skewing the amendments, they should not be allowed to infringe on our rights.  Our security hinges upon following the guidelines set down in the amendments.  If those in power are given free reign to manipulate our rights to suit their purposes, we become vulnerable to what Justice Brandeis termed the “insidious encroachment by men of zeal, well-meaning but without understanding.”</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ebecca Anders</meta:initial-creator>
    <meta:creation-date>2015-06-12T19:57:10.75</meta:creation-date>
    <meta:document-statistic meta:table-count="0" meta:image-count="0" meta:object-count="0" meta:page-count="2" meta:paragraph-count="5" meta:word-count="501" meta:character-count="3086"/>
    <dc:date>2015-06-12T20:25:37.53</dc:date>
    <dc:creator>Rebecca Anders</dc:creator>
    <meta:editing-duration>PT13M15S</meta:editing-duration>
    <meta:editing-cycles>1</meta:editing-cycles>
    <meta:generator>OpenOffice/4.1.1$Win32 OpenOffice.org_project/411m6$Build-9775</meta:generator>
  </office:meta>
</office:document-meta>
</file>